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ft du Compte Rendu TP1 _Junit test case </text:p>
      <text:p text:style-name="Standard"/>
      <text:p text:style-name="Standard"/>
      <text:p text:style-name="Standard"/>
      <text:p text:style-name="Standard">Question 1a : Parce qu'il n'y a pas de test sur la méthode add</text:p>
      <text:p text:style-name="Standard">Question 1b : <text:s/>Non plus <text:s/>parce que pour tester la méthode add il faut <text:s/>au moins créer un test unitaire <text:s/>supplémentaire <text:s/></text:p>
      <text:p text:style-name="Standard">Question 1c : effectuer des test unitaire sur les méthodes add et size </text:p>
      <text:p text:style-name="Standard"/>
      <text:p text:style-name="Standard">Question 2 a : non <text:s/>il n'a pas d'importance car on utilise les annotations before et after .</text:p>
      <text:p text:style-name="Standard"/>
      <text:p text:style-name="Standard">Question 2b : non car add nous renverra <text:s/>vrai systématiquement <text:s/>sans tenir compte du résultat de addbefore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7:09:15.70</meta:creation-date>
    <meta:document-statistic meta:table-count="0" meta:image-count="0" meta:object-count="0" meta:page-count="1" meta:paragraph-count="6" meta:word-count="92" meta:character-count="496"/>
    <dc:date>2011-09-23T18:19:36.32</dc:date>
    <meta:editing-duration>PT55M10S</meta:editing-duration>
    <meta:editing-cycles>1</meta:editing-cycles>
    <meta:generator>OpenOffice.org/3.3$Win32 OpenOffice.org_project/330m20$Build-9567</meta:generator>
  </office:meta>
</office:document-meta>
</file>